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family="paragraph">
      <style:paragraph-properties fo:margin-left="0.5in">
        <style:tab-stops/>
      </style:paragraph-properties>
    </style:style>
    <style:style style:name="P7" style:parent-style-name="Standard" style:list-style-name="LFO2" style:family="paragraph"/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T20" style:parent-style-name="Policepardéfaut" style:family="text">
      <style:text-properties fo:language="en" fo:country="US"/>
    </style:style>
    <style:style style:name="P21" style:parent-style-name="Standard" style:list-style-name="LFO3" style:family="paragraph"/>
    <style:style style:name="P22" style:parent-style-name="Standard" style:list-style-name="LFO3" style:family="paragraph"/>
    <style:style style:name="P2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" style:parent-style-name="Standard" style:list-style-name="LFO4" style:family="paragraph">
      <style:text-properties fo:font-weight="bold" style:font-weight-asian="bold" style:font-weight-complex="bold" fo:font-size="14pt" style:font-size-asian="14pt" style:font-size-complex="14pt"/>
    </style:style>
    <style:style style:name="P28" style:parent-style-name="Standard" style:list-style-name="LFO4" style:family="paragraph">
      <style:text-properties fo:font-weight="bold" style:font-weight-asian="bold" style:font-weight-complex="bold" fo:font-size="14pt" style:font-size-asian="14pt" style:font-size-complex="14pt"/>
    </style:style>
    <style:style style:name="P29" style:parent-style-name="Standard" style:list-style-name="LFO4" style:family="paragraph">
      <style:text-properties fo:font-weight="bold" style:font-weight-asian="bold" style:font-weight-complex="bold" fo:font-size="14pt" style:font-size-asian="14pt" style:font-size-complex="14pt"/>
    </style:style>
    <style:style style:name="P30" style:parent-style-name="Standard" style:list-style-name="LFO4" style:family="paragraph"/>
    <style:style style:name="T31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>--------générale-----------------------------</text:p>
      <text:p text:style-name="Standard"/>
      <text:p text:style-name="Standard">L’IDE utiliser pour le développement de l’api C# est visual studio. Les developpeurs doivent installer roselineCodeMetrics pour visualiser leurs complexité cyclomatique,<text:s/>et veiller a etre dans une moyenne de 2<text:s/></text:p>
      <text:p text:style-name="Standard"/>
      <text:p text:style-name="Standard"/>
      <text:p text:style-name="Standard">L’IDE idéale pour le developpement en IONIC est visual studio code/webStorm<text:s/><text:span text:style-name="T2">ATTENTION à ne pas syncroniser les fichiers de projet</text:span>s</text:p>
      <text:p text:style-name="Standard"/>
      <text:p text:style-name="Standard"/>
      <text:p text:style-name="Standard">-------------fonctions------------------------</text:p>
      <text:p text:style-name="Standard"/>
      <text:p text:style-name="Standard">La taille d’une fonction ne dois pas dépasser une page en therme d’affichage<text:s/>ce qui représente 50 lignes en moyenne<text:s/></text:p>
      <text:p text:style-name="Standard"/>
      <text:p text:style-name="Standard">----------Propriété---------------------------</text:p>
      <text:p text:style-name="Standard"/>
      <text:p text:style-name="Standard">Les propriété doivent avoir un nom compréhensible et explicite en utilisant le moins de racourcis possible.</text:p>
      <text:p text:style-name="Standard"/>
      <text:p text:style-name="Standard">Les propriété doivent etre nommé en englais</text:p>
      <text:p text:style-name="Standard"/>
      <text:p text:style-name="Standard">Les Propriété commence par des minuscule et les mots sont séparé par des majuscule facon KML case</text:p>
      <text:p text:style-name="Standard"/>
      <text:p text:style-name="Standard"/>
      <text:p text:style-name="Standard">Exemple :</text:p>
      <text:p text:style-name="Standard"/>
      <text:p text:style-name="Standard">user– un utlilisateur<text:s/></text:p>
      <text:p text:style-name="Standard">users <text:s/>ou<text:s/>userList– liste d’utilisateur par exemple</text:p>
      <text:p text:style-name="Standard"/>
      <text:p text:style-name="Standard">---------- Propriétés d'une classe ----------</text:p>
      <text:p text:style-name="Standard"/>
      <text:p text:style-name="Standard"><text:tab/>Les propriétés d'une classe seront déclarés ainsi :</text:p>
      <text:p text:style-name="Standard"/>
      <text:list text:style-name="LFO1" text:continue-numbering="true">
        <text:list-item>
          <text:p text:style-name="P3">Le type de la propriétés par sa première lettre</text:p>
        </text:list-item>
        <text:list-item>
          <text:p text:style-name="P4">Underscore</text:p>
        </text:list-item>
        <text:list-item>
          <text:p text:style-name="P5">Nom de la variable adéquat à la BDD (Commençant par une majuscule)</text:p>
        </text:list-item>
      </text:list>
      <text:p text:style-name="Standard"/>
      <text:p text:style-name="Standard">Ex :</text:p>
      <text:p text:style-name="Standard"/>
      <text:p text:style-name="Standard">Id de<text:s/>type int  → <text:s/>i_Id;</text:p>
      <text:p text:style-name="Standard">Nom du client de type String <text:s/>→ <text:s/>s_ClientName;</text:p>
      <text:p text:style-name="Standard">Valeur d'un solde en Float <text:s/>→ <text:s/>f_Amount;</text:p>
      <text:p text:style-name="Standard">Une date de type date <text:s/>→ <text:s/>dt_WithdrawalDate ;</text:p>
      <text:p text:style-name="Standard">// (seule variable avec 2 lettres, pour pas confondre avec le type Double)</text:p>
      <text:p text:style-name="Standard">Une propriétés de type objet <text:s/>→ <text:s/>o_Account;</text:p>
      <text:p text:style-name="Standard">Une liste d'objet <text:s/>→ <text:s/>a_AccountList;</text:p>
      <text:p text:style-name="Standard">// (déterminant « les » pour dissocier l'objet à la liste)</text:p>
      <text:p text:style-name="Standard"/>
      <text:p text:style-name="Standard"/>
      <text:soft-page-break/>
      <text:p text:style-name="Standard">---------- Variable internes et paramètre d'une fonction ou procédure ----------</text:p>
      <text:p text:style-name="Standard"/>
      <text:p text:style-name="Standard"><text:tab/>Les variables d'une méthode seront déclarés suivant ces<text:s/>instructions :</text:p>
      <text:p text:style-name="Standard"/>
      <text:p text:style-name="P6"/>
      <text:list text:style-name="LFO2" text:continue-numbering="true">
        <text:list-item>
          <text:p text:style-name="P7">Nom de la variable, en cohérence avec la BDD</text:p>
        </text:list-item>
      </text:list>
      <text:p text:style-name="Standard"/>
      <text:p text:style-name="Standard">Ex :</text:p>
      <text:p text:style-name="Standard"/>
      <text:p text:style-name="Standard">Id de type int  → <text:s/>id;</text:p>
      <text:p text:style-name="Standard">Nom du client de type String <text:s/>→<text:s/><text:s/>customerName;</text:p>
      <text:p text:style-name="Standard">Valeur d'un solde en Float <text:s/>→ <text:s/>ammount;</text:p>
      <text:p text:style-name="Standard">Une date de type date <text:s/>→ <text:s/>WithdrawalDate;</text:p>
      <text:p text:style-name="Standard">Une propriétés de type objet <text:s/>→ <text:s/>objCompte;</text:p>
      <text:p text:style-name="Standard">Une liste d'objet <text:s/>→ <text:s/>arrObjComptes;</text:p>
      <text:p text:style-name="Standard">// (« Obj » au lieu de « les » pour comprendre que c'est une liste d'objet)</text:p>
      <text:p text:style-name="Standard"/>
      <text:p text:style-name="Standard"/>
      <text:p text:style-name="Standard">---------- Déclaration des Getter / Setter ----------</text:p>
      <text:p text:style-name="Standard"/>
      <text:p text:style-name="Standard"><text:tab/>Les méthodes Getter et Setter <text:s/>seront déclarer sous cette forme :</text:p>
      <text:p text:style-name="Standard"/>
      <text:p text:style-name="P8">Getter :</text:p>
      <text:p text:style-name="P9"/>
      <text:p text:style-name="P10">public int<text:s/>GetId()<text:s/></text:p>
      <text:p text:style-name="P11">{</text:p>
      <text:p text:style-name="P12"><text:tab/>return this.i_Id;</text:p>
      <text:p text:style-name="P13">}</text:p>
      <text:p text:style-name="P14"/>
      <text:p text:style-name="P15"/>
      <text:p text:style-name="P16">Setter :</text:p>
      <text:p text:style-name="P17"/>
      <text:p text:style-name="P18">public void<text:s/>SetId(int intId)<text:s/></text:p>
      <text:p text:style-name="P19">{</text:p>
      <text:p text:style-name="Standard"><text:span text:style-name="T20"><text:tab/></text:span>this.i_Id = intId;</text:p>
      <text:p text:style-name="Standard">}</text:p>
      <text:p text:style-name="Standard"/>
      <text:p text:style-name="Standard"/>
      <text:p text:style-name="Standard">---------- Signature d'une méthode ----------</text:p>
      <text:p text:style-name="Standard"/>
      <text:p text:style-name="Standard">Les méthode doivent porté un nom explicite en englais et commencer par une majuscule</text:p>
      <text:p text:style-name="Standard"/>
      <text:p text:style-name="Standard"><text:tab/>Les<text:s/>signatures des méthodes seront déclarés sous cette forme :</text:p>
      <text:p text:style-name="Standard"/>
      <text:p text:style-name="Standard">public Client (int intIdClient, String strNomClient, Float fltSolde, date dateDateRetrait, Compte objCompte, array&lt;Compte&gt; arrObjComptes)<text:s/></text:p>
      <text:p text:style-name="Standard">{</text:p>
      <text:p text:style-name="Standard"/>
      <text:p text:style-name="Standard"><text:tab/>…..</text:p>
      <text:p text:style-name="Standard">}</text:p>
      <text:p text:style-name="Standard"/>
      <text:list text:style-name="LFO3" text:continue-numbering="true">
        <text:list-item>
          <text:p text:style-name="P21">La signature<text:s/>voit ses propriétés déclarer sur<text:s/>la même ligne. On opere un retour a la ligne au<text:s/><text:soft-page-break/>bout de 250 caractere pour conservé la lisibilité</text:p>
        </text:list-item>
        <text:list-item>
          <text:p text:style-name="P22">Les propriétés sont déclarer dans l'ordre de déclaration de la classe</text:p>
        </text:list-item>
      </text:list>
      <text:p text:style-name="Standard"/>
      <text:p text:style-name="Standard"/>
      <text:p text:style-name="P23">---------- ATTENTION ----------</text:p>
      <text:p text:style-name="P24"/>
      <text:p text:style-name="P25"/>
      <text:p text:style-name="P26"/>
      <text:list text:style-name="LFO4" text:continue-numbering="true">
        <text:list-item>
          <text:p text:style-name="P27">Attention au pointage ! On sélectionne la propriétés de la classe (this.i_Id) pour le pointer vers la variable locale<text:s/>(intId) !</text:p>
        </text:list-item>
        <text:list-item>
          <text:p text:style-name="P28">Attention aux espacements !</text:p>
        </text:list-item>
        <text:list-item>
          <text:p text:style-name="P29">Attention à l'indentation !</text:p>
        </text:list-item>
        <text:list-item>
          <text:p text:style-name="P30"><text:span text:style-name="T31">Attention à l'ordre de priorité lors des déclaration de paramètres ! On suit l'ordre des colonnes dans la table de la BDD !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Yann Durand</meta:initial-creator>
    <dc:creator>HARDOUIN Clément</dc:creator>
    <meta:creation-date>2018-03-12T18:59:00Z</meta:creation-date>
    <dc:date>2019-05-14T13:48:00Z</dc:date>
    <meta:template xlink:href="Normal.dotm" xlink:type="simple"/>
    <meta:editing-cycles>3</meta:editing-cycles>
    <meta:editing-duration>PT4380S</meta:editing-duration>
    <meta:document-statistic meta:page-count="3" meta:paragraph-count="6" meta:word-count="496" meta:character-count="3222" meta:row-count="22" meta:non-whitespace-character-count="2732"/>
  </office:meta>
</office:document-meta>
</file>